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bb6b6" officeooo:paragraph-rsid="000bb6b6"/>
    </style:style>
    <style:style style:name="P2" style:family="paragraph" style:parent-style-name="Standard">
      <style:text-properties officeooo:paragraph-rsid="000bb6b6"/>
    </style:style>
    <style:style style:name="P3" style:family="paragraph" style:parent-style-name="Standard">
      <style:text-properties officeooo:rsid="000c82a8" officeooo:paragraph-rsid="000c82a8"/>
    </style:style>
    <style:style style:name="P4" style:family="paragraph" style:parent-style-name="Standard">
      <style:text-properties officeooo:paragraph-rsid="000d78c4"/>
    </style:style>
    <style:style style:name="P5" style:family="paragraph" style:parent-style-name="Standard">
      <style:text-properties officeooo:paragraph-rsid="000ef8f8"/>
    </style:style>
    <style:style style:name="P6" style:family="paragraph" style:parent-style-name="Standard">
      <style:text-properties officeooo:paragraph-rsid="00102dce"/>
    </style:style>
    <style:style style:name="P7" style:family="paragraph" style:parent-style-name="Standard">
      <style:text-properties officeooo:rsid="00102dce" officeooo:paragraph-rsid="00102dce"/>
    </style:style>
    <style:style style:name="P8" style:family="paragraph" style:parent-style-name="Standard">
      <style:text-properties officeooo:rsid="00149097" officeooo:paragraph-rsid="00149097"/>
    </style:style>
    <style:style style:name="T1" style:family="text">
      <style:text-properties officeooo:rsid="000bb6b6"/>
    </style:style>
    <style:style style:name="T2" style:family="text">
      <style:text-properties officeooo:rsid="000c82a8"/>
    </style:style>
    <style:style style:name="T3" style:family="text">
      <style:text-properties officeooo:rsid="000d78c4"/>
    </style:style>
    <style:style style:name="T4" style:family="text">
      <style:text-properties officeooo:rsid="000ef8f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bb6b6" style:font-weight-asian="bold" style:font-weight-complex="bold"/>
    </style:style>
    <style:style style:name="T7" style:family="text">
      <style:text-properties fo:font-weight="bold" officeooo:rsid="000ef8f8" style:font-weight-asian="bold" style:font-weight-complex="bold"/>
    </style:style>
    <style:style style:name="T8" style:family="text">
      <style:text-properties fo:font-weight="bold" officeooo:rsid="00102dce" style:font-weight-asian="bold" style:font-weight-complex="bold"/>
    </style:style>
    <style:style style:name="T9" style:family="text">
      <style:text-properties fo:font-weight="bold" officeooo:rsid="000c82a8" style:font-weight-asian="bold" style:font-weight-complex="bold"/>
    </style:style>
    <style:style style:name="T10" style:family="text">
      <style:text-properties fo:font-weight="normal" officeooo:rsid="000d78c4" style:font-weight-asian="normal" style:font-weight-complex="normal"/>
    </style:style>
    <style:style style:name="T11" style:family="text">
      <style:text-properties fo:font-weight="normal" officeooo:rsid="00102dce" style:font-weight-asian="normal" style:font-weight-complex="normal"/>
    </style:style>
    <style:style style:name="T12" style:family="text">
      <style:text-properties officeooo:rsid="0011f56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2"><text:span text:style-name="T1"><text:tab/>a. <text:line-break/><text:tab/><text:tab/></text:span><text:span text:style-name="T5">#!/ bin/ bash</text:span> →<text:span text:style-name="T1"> just forces it to be run through bash and not another shell</text:span></text:p>
      <text:p text:style-name="P2"><text:tab/><text:tab/><text:span text:style-name="T5"># My Shell Script ! </text:span>→<text:span text:style-name="T1"> just a comment</text:span></text:p>
      <text:p text:style-name="P2"/>
      <text:p text:style-name="P2"><text:span text:style-name="T1"><text:tab/><text:tab/></text:span><text:span text:style-name="T5">x =$1</text:span> →<text:span text:style-name="T1"> Shell variable x to the first parameter passed</text:span></text:p>
      <text:p text:style-name="P2"><text:tab/><text:tab/><text:span text:style-name="T5">echo $0 </text:span>→<text:span text:style-name="T1"> Prints name of file/script</text:span></text:p>
      <text:p text:style-name="P2"><text:tab/><text:tab/><text:span text:style-name="T5">echo $1 </text:span>→<text:span text:style-name="T1"> Prints the first parameter</text:span></text:p>
      <text:p text:style-name="P2"><text:tab/><text:tab/><text:span text:style-name="T6">echo $# </text:span><text:span text:style-name="T1">→ Prints number of parameter</text:span></text:p>
      <text:p text:style-name="P2"><text:tab/><text:tab/><text:span text:style-name="T5">echo $* </text:span>→<text:span text:style-name="T1"> Prints all the parameters passed</text:span></text:p>
      <text:p text:style-name="P2"><text:tab/><text:tab/><text:span text:style-name="T6">echo $x </text:span><text:span text:style-name="T1">→ Prints the variable x</text:span></text:p>
      <text:p text:style-name="P2"><text:tab/><text:tab/><text:line-break/><text:tab/><text:tab/><text:span text:style-name="T6">shift </text:span><text:span text:style-name="T1">→ Shifts all the parameters up. So now $2 = $1, $3 = $2, etc…</text:span></text:p>
      <text:p text:style-name="P2"/>
      <text:p text:style-name="P2"><text:tab/><text:tab/><text:span text:style-name="T5">echo $0 </text:span>→<text:span text:style-name="T1"> Prints name of file/script</text:span></text:p>
      <text:p text:style-name="P2"><text:tab/><text:tab/><text:span text:style-name="T5">echo $1 </text:span>→<text:span text:style-name="T1"> Prints the new first parameter, which is really the second one </text:span></text:p>
      <text:p text:style-name="P2"><text:tab/><text:tab/><text:span text:style-name="T6">echo $# </text:span><text:span text:style-name="T1">→ Prints number of parameters passed in total – 1 because of the shift</text:span></text:p>
      <text:p text:style-name="P2"><text:tab/><text:tab/><text:span text:style-name="T5">echo $*</text:span> →<text:span text:style-name="T1"> Prints all the parameters passed – the first one because of the shift.</text:span></text:p>
      <text:p text:style-name="P2"><text:tab/><text:tab/><text:span text:style-name="T6">echo $x</text:span><text:span text:style-name="T1"> → Prints the variable x which has stayed the same the entire time</text:span></text:p>
      <text:p text:style-name="P2"/>
      <text:p text:style-name="P2"><text:tab/><text:span text:style-name="T2">b. </text:span></text:p>
      <text:p text:style-name="P2"><text:tab/><text:tab/>./test1<text:tab/><text:tab/><text:span text:style-name="T9">echo $0</text:span></text:p>
      <text:p text:style-name="P2"><text:tab/><text:tab/>a<text:tab/><text:tab/><text:span text:style-name="T9">echo $1</text:span></text:p>
      <text:p text:style-name="P2"><text:tab/><text:tab/>3<text:tab/><text:tab/><text:span text:style-name="T9">echo $#</text:span></text:p>
      <text:p text:style-name="P2"><text:tab/><text:tab/>a b c<text:tab/><text:tab/><text:span text:style-name="T9">echo $*</text:span></text:p>
      <text:p text:style-name="P2"><text:tab/><text:tab/>a<text:tab/><text:tab/><text:span text:style-name="T9">echo $x</text:span><text:span text:style-name="T2"><text:line-break/><text:tab/><text:tab/><text:tab/><text:tab/></text:span><text:span text:style-name="T9">shift<text:tab/><text:tab/></text:span><text:span text:style-name="T2">shift occurs here</text:span></text:p>
      <text:p text:style-name="P2"><text:tab/><text:tab/>./test1<text:tab/><text:tab/><text:span text:style-name="T9">echo $0</text:span></text:p>
      <text:p text:style-name="P2"><text:tab/><text:tab/>b<text:tab/><text:tab/><text:span text:style-name="T9">echo $1</text:span></text:p>
      <text:p text:style-name="P2"><text:tab/><text:tab/>2<text:tab/><text:tab/><text:span text:style-name="T9">echo $#</text:span></text:p>
      <text:p text:style-name="P2"><text:tab/><text:tab/>b c<text:tab/><text:tab/><text:span text:style-name="T9">echo $*</text:span></text:p>
      <text:p text:style-name="P2"><text:tab/><text:tab/>a<text:tab/><text:tab/><text:span text:style-name="T9">echo $x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2.</text:p>
      <text:p text:style-name="P3"><text:tab/>a. </text:p>
      <text:p text:style-name="P4"><text:span text:style-name="T2"><text:tab/><text:tab/></text:span>#!/ bin/ bash →<text:span text:style-name="T3"> just forces it to be run through bash and not another shell</text:span></text:p>
      <text:p text:style-name="P4"><text:tab/><text:tab/><text:span text:style-name="T5">echo -n 'Input Number : '</text:span> →<text:span text:style-name="T3"> takes in an input</text:span></text:p>
      <text:p text:style-name="P4"><text:tab/><text:tab/><text:span text:style-name="T5">read x </text:span>→<text:span text:style-name="T3"> reads the input</text:span></text:p>
      <text:p text:style-name="P4"><text:tab/><text:tab/></text:p>
      <text:p text:style-name="P4"><text:tab/><text:tab/><text:span text:style-name="T5">echo expr $x + 7</text:span> →<text:span text:style-name="T3"> An attempt at adding up the inputted number and 7</text:span></text:p>
      <text:p text:style-name="P4"><text:tab/><text:tab/><text:tab/><text:span text:style-name="T4">Output: expr (whatever the inputted number was) + 7. Ex: “expr 9 + 7” <text:tab/></text:span></text:p>
      <text:p text:style-name="P5"><text:tab/><text:tab/><text:tab/><text:tab/><text:span text:style-name="T4">This occurs because we haven’t used the `` accents, and the “$x” is <text:tab/><text:tab/><text:tab/><text:tab/><text:tab/>converted into the number that was inputted</text:span></text:p>
      <text:p text:style-name="P4"><text:tab/><text:tab/><text:tab/><text:tab/></text:p>
      <text:p text:style-name="P5"><text:tab/><text:tab/><text:span text:style-name="T5">echo "expr $x + 7 "</text:span> →<text:span text:style-name="T3"> Another attempt at adding up the inputted number and 7</text:span></text:p>
      <text:p text:style-name="P5"><text:tab/><text:tab/><text:tab/><text:span text:style-name="T4">Output: expr (whatever the inputted number was) + 7. Ex: “expr 9 + 7”</text:span></text:p>
      <text:p text:style-name="P5"><text:tab/><text:tab/><text:tab/><text:tab/><text:span text:style-name="T4">This occurs again because we haven’t used the `` accents, and similarly <text:tab/><text:tab/><text:tab/><text:tab/><text:tab/>the “$x” is converted into the number that was inputted </text:span></text:p>
      <text:p text:style-name="P5"><text:tab/></text:p>
      <text:p text:style-name="P6"><text:tab/><text:tab/><text:span text:style-name="T5">echo 'expr $x + 7' →</text:span><text:span text:style-name="T7"> </text:span><text:span text:style-name="T11">A</text:span><text:span text:style-name="T10">nother attempt at adding up the inputted number and 7</text:span></text:p>
      <text:p text:style-name="P6"><text:span text:style-name="T10"><text:tab/><text:tab/><text:tab/></text:span><text:span text:style-name="T11">Output: ‘expr $x + 7’</text:span></text:p>
      <text:p text:style-name="P6"><text:span text:style-name="T11"><text:tab/><text:tab/><text:tab/><text:tab/>Because we used the ‘’ quotation marks this time, the output is just that</text:span></text:p>
      <text:p text:style-name="P6"><text:span text:style-name="T11"/></text:p>
      <text:p text:style-name="P6"><text:span text:style-name="T11"><text:tab/><text:tab/></text:span><text:span text:style-name="T8">echo `expr $x + 7`</text:span><text:span text:style-name="T11"> →</text:span><text:span text:style-name="T10"> </text:span><text:span text:style-name="T11">The correct way to add up the inputted number and 7</text:span></text:p>
      <text:p text:style-name="P6"><text:span text:style-name="T11"><text:tab/><text:tab/><text:tab/>Output: the sum of the inputted number and 7. Ex: “16” if we were to do 9+6</text:span></text:p>
      <text:p text:style-name="P6"><text:span text:style-name="T11"><text:tab/><text:tab/></text:span></text:p>
      <text:p text:style-name="P6"><text:span text:style-name="T11"><text:tab/>b. </text:span></text:p>
      <text:p text:style-name="P6"><text:span text:style-name="T11"><text:tab/><text:tab/>Input Number: 10<text:tab/><text:tab/></text:span><text:span text:style-name="T8">echo -n ‘Input Number’ and read x</text:span><text:span text:style-name="T11"><text:tab/></text:span></text:p>
      <text:p text:style-name="P6"><text:tab/><text:tab/>expr 10 + 7<text:tab/><text:tab/><text:tab/><text:span text:style-name="T8">echo expr $x + 7</text:span></text:p>
      <text:p text:style-name="P6"><text:tab/><text:tab/>expr 10 + 7<text:tab/><text:tab/><text:tab/><text:span text:style-name="T8">echo “expr $x + 7”</text:span></text:p>
      <text:p text:style-name="P6"><text:tab/><text:tab/>expr $x + 7<text:tab/><text:tab/><text:tab/><text:span text:style-name="T8">echo ‘expr $x + 7’</text:span></text:p>
      <text:p text:style-name="P6"><text:tab/><text:tab/>17<text:tab/><text:tab/><text:tab/><text:tab/><text:span text:style-name="T8">echo `expr $x + 7`</text:span></text:p>
      <text:p text:style-name="P6"/>
      <text:p text:style-name="P7">3.</text:p>
      <text:p text:style-name="P7"><text:tab/>a. <text:s/>It figures out the current time (in 24 hour format) and uses the hour bit to decide whether to <text:tab/><text:tab/> <text:s text:c="4"/>say good morning/afternoon/evening. </text:p>
      <text:p text:style-name="P7"><text:tab/><text:tab/>If hour &lt; 12 = morning</text:p>
      <text:p text:style-name="P7"><text:tab/><text:tab/>If hour &lt; 18 = afternoon</text:p>
      <text:p text:style-name="P7"><text:tab/><text:tab/>If hour &gt; 18 = evening</text:p>
      <text:p text:style-name="P7"/>
      <text:p text:style-name="P7"><text:tab/>b. <text:tab/>#!/bin/bash</text:p>
      <text:p text:style-name="P7"><text:tab/><text:tab/>hour=`date +%H`</text:p>
      <text:p text:style-name="P7"/>
      <text:p text:style-name="P7"><text:tab/><text:tab/>if [ "$hour" -ge 0 ] &amp;&amp; [ "$hour" -le 12 ]; then</text:p>
      <text:p text:style-name="P7"><text:s text:c="8"/><text:tab/><text:tab/><text:tab/>echo "GOOD MORNING"; fi</text:p>
      <text:p text:style-name="P7"/>
      <text:p text:style-name="P7"><text:tab/><text:tab/>if [ "$hour" -gt 12 ] &amp;&amp; [ "$hour" -le 18 ]; then</text:p>
      <text:p text:style-name="P7"><text:s text:c="8"/><text:tab/><text:tab/><text:tab/>echo "GOOD AFTERNOON"; fi<text:line-break/></text:p>
      <text:p text:style-name="P7"><text:tab/><text:tab/>if [ "$hour" -gt 18 ] &amp;&amp; [ "$hour" -le 24 ]; then</text:p>
      <text:p text:style-name="P7"><text:s text:c="8"/><text:tab/><text:tab/><text:tab/>echo "GOOD EVENING"; fi</text:p>
      <text:p text:style-name="P7"/>
      <text:p text:style-name="P8"><text:soft-page-break/>4. </text:p>
      <text:p text:style-name="P7"><text:tab/><text:tab/></text:p>
      <text:p text:style-name="P7"><text:tab/><text:tab/></text:p>
      <text:p text:style-name="P7"><text:tab/><text:tab/></text:p>
      <text:p text:style-name="P7"><text:tab/><text:tab/></text:p>
      <text:p text:style-name="P7"><text:tab/><text:tab/></text:p>
      <text:p text:style-name="P7"><text:tab/><text:tab/></text:p>
      <text:p text:style-name="P7"><text:tab/><text:tab/></text:p>
      <text:p text:style-name="P7"><text:tab/><text:tab/></text:p>
      <text:p text:style-name="P7"><text:tab/><text:tab/></text:p>
      <text:p text:style-name="P7"><text:tab/><text:tab/></text:p>
      <text:p text:style-name="P7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4:30:06.715876314</meta:creation-date>
    <dc:date>2018-02-08T16:24:14.921022725</dc:date>
    <meta:editing-duration>PT3M22S</meta:editing-duration>
    <meta:editing-cycles>1</meta:editing-cycles>
    <meta:document-statistic meta:table-count="0" meta:image-count="0" meta:object-count="0" meta:page-count="3" meta:paragraph-count="77" meta:word-count="543" meta:character-count="2726" meta:non-whitespace-character-count="2004"/>
    <meta:generator>LibreOffice/5.4.4.2$Linux_X86_64 LibreOffice_project/40$Build-2</meta:generator>
  </office:meta>
</office:document-meta>
</file>